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1.866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3333"/>
    </style:style>
    <style:style style:name="ce6" style:family="table-cell" style:parent-style-name="Default" style:data-style-name="N41"/>
    <style:style style:name="ce8" style:family="table-cell" style:parent-style-name="Default" style:data-style-name="N100">
      <style:table-cell-properties fo:background-color="#333333"/>
    </style:style>
    <style:style style:name="ce9" style:family="table-cell" style:parent-style-name="Default">
      <style:table-cell-properties fo:background-color="transparent"/>
      <style:text-properties fo:color="#c9211e"/>
    </style:style>
    <style:style style:name="ce5" style:family="table-cell" style:parent-style-name="Default" style:data-style-name="N11"/>
    <style:style style:name="ce11" style:family="table-cell" style:parent-style-name="Default" style:data-style-name="N11">
      <style:table-cell-properties fo:background-color="#33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 calcext:value-type="string">
            <text:p><text:span text:style-name="T1">Nom:</text:span> Rasoamananjara Mikoja Christina</text:p>
          </table:table-cell>
          <table:table-cell table:style-name="ce1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<text:span text:style-name="T1">ETU</text:span>: 2207</text:p>
          </table:table-cell>
          <table:table-cell table:style-name="ce1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JOUR 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Passé</text:p>
          </table:table-cell>
          <table:table-cell table:style-name="ce2" office:value-type="string" calcext:value-type="string">
            <text:p>Reste</text:p>
          </table:table-cell>
          <table:table-cell table:style-name="ce2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Sur papier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Base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([.E6]/([.E6]+[.F6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Modèle et migration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([.E7]/([.E7]+[.F7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nsertion donne test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E8]/([.E8]+[.F8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E9]/([.E9]+[.F9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oll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E10]/([.E10]+[.F10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iew (admin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E11]/([.E11]+[.F11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iew (equipe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E12]/([.E12]+[.F12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Controller (admin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13]/([.E13]+[.F13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Controller (equipe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14]/([.E14]+[.F14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Formulaire </text:p>
          </table:table-cell>
          <table:table-cell office:value-type="string" calcext:value-type="string">
            <text:p>View (equipe)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([.E15]/([.E15]+[.F15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Formulaire </text:p>
          </table:table-cell>
          <table:table-cell office:value-type="string" calcext:value-type="string">
            <text:p><text:span text:style-name="T2">Controller (equipe</text:span>)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E16]/([.E16]+[.F16]))" office:value-type="percentage" office:value="1" calcext:value-type="percentage">
            <text:p>100,00 %</text:p>
          </table:table-cell>
        </table:table-row>
        <table:table-row table:style-name="ro2">
          <table:table-cell office:value-type="string" calcext:value-type="string">
            <text:p>Coureur par etape</text:p>
          </table:table-cell>
          <table:table-cell office:value-type="string" calcext:value-type="string">
            <text:p>Creation view</text:p>
          </table:table-cell>
          <table:table-cell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E17]/([.E17]+[.F17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Formulaire </text:p>
          </table:table-cell>
          <table:table-cell office:value-type="string" calcext:value-type="string">
            <text:p><text:span text:style-name="T2">View (admin</text:span>)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([.E18]/([.E18]+[.F18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Formulaire </text:p>
          </table:table-cell>
          <table:table-cell office:value-type="string" calcext:value-type="string">
            <text:p><text:span text:style-name="T2">Controller (admin</text:span>)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([.E19]/([.E19]+[.F19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et points</text:p>
          </table:table-cell>
          <table:table-cell office:value-type="string" calcext:value-type="string">
            <text:p>Table point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E20]/([.E20]+[.F20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et points</text:p>
          </table:table-cell>
          <table:table-cell office:value-type="string" calcext:value-type="string">
            <text:p>Creation view</text:p>
          </table:table-cell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([.E21]/([.E21]+[.F21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par etap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Controller (admin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22]/([.E22]+[.F22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par etap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View (admin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23]/([.E23]+[.F23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par etap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Controller (equipe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24]/([.E24]+[.F24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par etap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View (equipe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25]/([.E25]+[.F25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 total</text:p>
          </table:table-cell>
          <table:table-cell office:value-type="string" calcext:value-type="string">
            <text:p>Creation view</text:p>
          </table:table-cell>
          <table:table-cell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E26]/([.E26]+[.F26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 total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Controller (admin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27]/([.E27]+[.F27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 total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View (admin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28]/([.E28]+[.F28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 total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Controller (equipe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29]/([.E29]+[.F29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 total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View (equipe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30]/([.E30]+[.F30])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6" office:value-type="time" office:time-value="PT09H29M00S" calcext:value-type="time">
            <text:p>09:29:00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JOUR 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Passé</text:p>
          </table:table-cell>
          <table:table-cell table:style-name="ce2" office:value-type="string" calcext:value-type="string">
            <text:p>Reste</text:p>
          </table:table-cell>
          <table:table-cell table:style-name="ce2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Modification table 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Base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E35]/([.E35]+[.F35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mport csv</text:p>
          </table:table-cell>
          <table:table-cell office:value-type="string" calcext:value-type="string">
            <text:p>Etapes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([.E36]/([.E36]+[.F36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mport csv</text:p>
          </table:table-cell>
          <table:table-cell office:value-type="string" calcext:value-type="string">
            <text:p>Resulats</text:p>
          </table:table-cell>
          <table:table-cell office:value-type="string" calcext:value-type="string">
            <text:p>Controlle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([.E37]/([.E37]+[.F37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mport csv</text:p>
          </table:table-cell>
          <table:table-cell office:value-type="string" calcext:value-type="string">
            <text:p>Etapes</text:p>
          </table:table-cell>
          <table:table-cell office:value-type="string" calcext:value-type="string">
            <text:p>Vie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38]/([.E38]+[.F38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mport csv</text:p>
          </table:table-cell>
          <table:table-cell office:value-type="string" calcext:value-type="string">
            <text:p>Resulats</text:p>
          </table:table-cell>
          <table:table-cell office:value-type="string" calcext:value-type="string">
            <text:p>Vie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39]/([.E39]+[.F39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mport csv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Controller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E40]/([.E40]+[.F40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mport csv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Vie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41]/([.E41]+[.F41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Modif affectation</text:p>
          </table:table-cell>
          <table:table-cell office:value-type="string" calcext:value-type="string">
            <text:p>Creation view</text:p>
          </table:table-cell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([.E42]/([.E42]+[.F42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Modif affectatio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View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([.E43]/([.E43]+[.F43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Modif affectation</text:p>
          </table:table-cell>
          <table:table-cell office:value-type="string" calcext:value-type="string">
            <text:p>Ajout coureur</text:p>
          </table:table-cell>
          <table:table-cell office:value-type="string" calcext:value-type="string">
            <text:p>Controll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E44]/([.E44]+[.F44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Modif affectation</text:p>
          </table:table-cell>
          <table:table-cell office:value-type="string" calcext:value-type="string">
            <text:p>Ajout coureur</text:p>
          </table:table-cell>
          <table:table-cell office:value-type="string" calcext:value-type="string">
            <text:p>View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E45]/([.E45]+[.F45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enerer categorie</text:p>
          </table:table-cell>
          <table:table-cell office:value-type="string" calcext:value-type="string">
            <text:p>insert categorie</text:p>
          </table:table-cell>
          <table:table-cell office:value-type="string" calcext:value-type="string">
            <text:p>Controll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([.E46]/([.E46]+[.F46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enerer categorie</text:p>
          </table:table-cell>
          <table:table-cell office:value-type="string" calcext:value-type="string">
            <text:p>insert categorie</text:p>
          </table:table-cell>
          <table:table-cell office:value-type="string" calcext:value-type="string">
            <text:p>Vie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E47]/([.E47]+[.F47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categorie</text:p>
          </table:table-cell>
          <table:table-cell office:value-type="string" calcext:value-type="string">
            <text:p>Creation view</text:p>
          </table:table-cell>
          <table:table-cell office:value-type="string" calcext:value-type="string">
            <text:p>Base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([.E48]/([.E48]+[.F48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categori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Controller (admin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E49]/([.E49]+[.F49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categori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View (admin)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E50]/([.E50]+[.F50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categori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Controller (equipe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E51]/([.E51]+[.F51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lassement categori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View (equipe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E52]/([.E52]+[.F52])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6" office:value-type="time" office:time-value="PT14H25M00S" calcext:value-type="time">
            <text:p>14:25:00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JOUR 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Passé</text:p>
          </table:table-cell>
          <table:table-cell table:style-name="ce2" office:value-type="string" calcext:value-type="string">
            <text:p>Reste</text:p>
          </table:table-cell>
          <table:table-cell table:style-name="ce2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Creation table</text:p>
          </table:table-cell>
          <table:table-cell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E59]/([.E59]+[.F59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Creation view</text:p>
          </table:table-cell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E60]/([.E60]+[.F60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Liste penalite</text:p>
          </table:table-cell>
          <table:table-cell office:value-type="string" calcext:value-type="string">
            <text:p>Controlle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61]/([.E61]+[.F61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Liste penalite</text:p>
          </table:table-cell>
          <table:table-cell office:value-type="string" calcext:value-type="string">
            <text:p>View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62]/([.E62]+[.F62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Ajout penalite</text:p>
          </table:table-cell>
          <table:table-cell office:value-type="string" calcext:value-type="string">
            <text:p>Controll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E63]/([.E63]+[.F63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Ajout penalite</text:p>
          </table:table-cell>
          <table:table-cell office:value-type="string" calcext:value-type="string">
            <text:p>View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64]/([.E64]+[.F64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Suppression</text:p>
          </table:table-cell>
          <table:table-cell office:value-type="string" calcext:value-type="string">
            <text:p>Controll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E65]/([.E65]+[.F65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Suppression</text:p>
          </table:table-cell>
          <table:table-cell office:value-type="string" calcext:value-type="string">
            <text:p>Vie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E66]/([.E66]+[.F66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enalite</text:p>
          </table:table-cell>
          <table:table-cell office:value-type="string" calcext:value-type="string">
            <text:p>Msg confirm</text:p>
          </table:table-cell>
          <table:table-cell office:value-type="string" calcext:value-type="string">
            <text:p>Vie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E67]/([.E67]+[.F67]))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Classement</text:p>
          </table:table-cell>
          <table:table-cell office:value-type="string" calcext:value-type="string">
            <text:p>Modif view</text:p>
          </table:table-cell>
          <table:table-cell office:value-type="string" calcext:value-type="string">
            <text:p>Base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([.E68]/([.E68]+[.F68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Vi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69]/([.E69]+[.F69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View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70]/([.E70]+[.F70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onrtoll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E71]/([.E71]+[.F71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Equipe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E72]/([.E72]+[.F72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Equipe</text:p>
          </table:table-cell>
          <table:table-cell office:value-type="string" calcext:value-type="string">
            <text:p>Script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E73]/([.E73]+[.F73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View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E74]/([.E74]+[.F74])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Scrip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E75]/([.E75]+[.F75])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6" office:value-type="time" office:time-value="PT08H23M00S" calcext:value-type="time">
            <text:p>08:23:00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8" office:value-type="string" calcext:value-type="string">
            <text:p>32:17:00</text:p>
          </table:table-cell>
          <table:table-cell table:style-name="ce9"/>
          <table:table-cell table:style-name="ce11" table:formula="of:=AVERAGE([.G6:.G30];[.G35:.G52];[.G59:.G75])" office:value-type="percentage" office:value="0.983333333333333" calcext:value-type="percentage">
            <text:p>98,33 %</text:p>
          </table:table-cell>
        </table:table-row>
        <table:table-row table:style-name="ro1">
          <table:table-cell table:number-columns-repeated="4"/>
          <table:table-cell table:style-name="ce6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20:08:05.3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1T08:00:26.542000000</meta:creation-date>
    <dc:date>2024-06-04T22:22:51.970000000</dc:date>
    <meta:editing-duration>PT17H1M22S</meta:editing-duration>
    <meta:editing-cycles>39</meta:editing-cycles>
    <meta:generator>LibreOffice/7.2.4.1$Windows_X86_64 LibreOffice_project/27d75539669ac387bb498e35313b970b7fe9c4f9</meta:generator>
    <meta:document-statistic meta:table-count="1" meta:cell-count="451" meta:object-count="0"/>
  </office:meta>
</office:document-meta>
</file>